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left" fo:margin-bottom="8.00pt"/>
    </style:style>
    <style:style style:name="P4" style:family="paragraph">
      <style:paragraph-properties fo:line-height="100.00%" fo:text-align="left" fo:margin-bottom="10.00pt"/>
    </style:style>
    <style:style style:name="P5" style:family="paragraph">
      <style:paragraph-properties fo:line-height="100.00%" fo:text-align="left" fo:margin-bottom="8.00pt"/>
    </style:style>
    <style:style style:name="P6" style:family="paragraph">
      <style:paragraph-properties fo:line-height="100.00%" fo:text-align="left" fo:margin-bottom="10.00pt"/>
    </style:style>
    <style:style style:name="P7" style:family="paragraph">
      <style:paragraph-properties fo:line-height="100.00%" fo:text-align="left" fo:margin-bottom="8.00pt"/>
    </style:style>
    <style:style style:name="P8" style:family="paragraph">
      <style:paragraph-properties fo:line-height="100.00%" fo:text-align="left" fo:margin-left="18.00pt" fo:text-indent="0.00pt" fo:margin-bottom="8.00pt"/>
    </style:style>
    <style:style style:name="P9" style:family="paragraph">
      <style:paragraph-properties fo:line-height="100.00%" fo:text-align="left" fo:margin-bottom="8.00pt"/>
    </style:style>
    <style:style style:name="P1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1" style:family="paragraph">
      <style:paragraph-properties fo:line-height="100.00%" fo:text-align="left" fo:margin-bottom="8.00pt"/>
    </style:style>
    <style:style style:name="P1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 style:family="paragraph">
      <style:paragraph-properties fo:line-height="100.00%" fo:text-align="left" fo:margin-bottom="8.00pt"/>
    </style:style>
    <style:style style:name="P14" style:family="paragraph">
      <style:paragraph-properties fo:line-height="100.00%" fo:text-align="left" fo:margin-bottom="10.00pt"/>
    </style:style>
    <style:style style:name="P15" style:family="paragraph">
      <style:paragraph-properties fo:line-height="100.00%" fo:text-align="left" fo:margin-bottom="8.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office:automatic-styles>
  <office:body>
    <office:text>
      <text:p text:style-name="P1"><text:span text:style-name="T1">Matthew Witzig</text:span></text:p>
      <text:p text:style-name="P1"><text:span text:style-name="T1">Lab 8: Firewalls</text:span></text:p>
      <text:p text:style-name="P1"><text:span text:style-name="T1">First off, let's have a look at our firewall rules.</text:span></text:p>
      <text:p text:style-name="P1"><text:span text:style-name="T1">sudo iptables -L</text:span></text:p>
      <text:p text:style-name="P2"><draw:frame text:anchor-type="as-char" svg:width="152.40mm" svg:height="114.72mm" style:rel-width="scale" style:rel-height="scale"><draw:object-ole xlink:href="OleObj1"/><draw:image xlink:href="ObjectReplacements/OleObj1"/></draw:frame><text:span text:style-name="T1"/></text:p>
      <text:p text:style-name="P2"><text:span text:style-name="T1">And that's just the rules I could grab from this screenshot. The lest were lost in the scroll. So we've already got a fair amount here. Lets add some more. Or trip over the ones already there.</text:span></text:p>
      <text:p text:style-name="P2"><text:span text:style-name="T1">1. Deal with web server (open needed ports, and forward port 80 traffic to 8080)</text:span></text:p>
      <text:p text:style-name="P2"><text:span text:style-name="T1">sudo iptables -A INPUT -p tcp --dport 80 -j ACCEPT</text:span></text:p>
      <text:p text:style-name="P2"><text:span text:style-name="T1">We're adding a rule and this is an incoming connection. We're using the tcp protocol and the destination port is port 80. Then I command it to accept the packet.</text:span></text:p>
      <text:p text:style-name="P2"><text:span text:style-name="T1">sudo iptables -A INPUT -p tcp --dport 8080 ACCEPT</text:span></text:p>
      <text:p text:style-name="P2"><text:span text:style-name="T1">Pretty much the same as above.</text:span></text:p>
      <text:p text:style-name="P2"><text:span text:style-name="T1">Next step is forwarding port 80 traffic to 8080.</text:span></text:p>
      <text:p text:style-name="P2"><text:span text:style-name="T1">sudo iptables -A PREROUTING -t nat -p tcp --dport 80 -j REDIRECT --to-port 8080</text:span></text:p>
      <text:p text:style-name="P2"><text:span text:style-name="T1">This adds a new rule to iptables.<text:s text:c="2"/>Prerouting alters the incoming packet so it's not reaching the original destination of 80. Then as before, we're using the tcp protocol and original destination port is 80, but we're redirecting it to 8080. Simple!</text:span></text:p>
      <text:p text:style-name="P2"><text:span text:style-name="T1">Now to check on it. It should show us that 80 is being sent to 8080.</text:span></text:p>
      <text:p text:style-name="P2"><text:span text:style-name="T1">sudo iptables -t nat -L -n</text:span></text:p>
      <text:p text:style-name="P2"><draw:frame text:anchor-type="as-char" svg:width="152.40mm" svg:height="44.03mm" style:rel-width="scale" style:rel-height="scale"><draw:object-ole xlink:href="OleObj2"/><draw:image xlink:href="ObjectReplacements/OleObj2"/></draw:frame><text:span text:style-name="T1"/></text:p>
      <text:p text:style-name="P2"><text:span text:style-name="T1">2. Deal with MySQL service (open needed ports)</text:span></text:p>
      <text:p text:style-name="P2"><text:span text:style-name="T1">Since MySQL as a default uses port 3306 and TCP as its main protocol (don't be too impressed, I googled it), we'll add that to the rules table.</text:span></text:p>
      <text:p text:style-name="P2"><text:span text:style-name="T1">sudo iptables -A INPUT -p tcp --dport 3306 -j ACCEPT</text:span></text:p>
      <text:p text:style-name="P2"><text:span text:style-name="T1">As explained above, this is running on the same principle of adding a rule to the table, in this case accepting port 3306.</text:span></text:p>
      <text:p text:style-name="P2"><text:span text:style-name="T1">Can't provide a screenshot, as the rule is lost somewhere in the scroll. That's a real pain.</text:span></text:p>
      <text:p text:style-name="P2"><text:span text:style-name="T1">3. Deal with SSH service (allow incoming and outgoing SSH, second script to deny SSH)</text:span></text:p>
      <text:p text:style-name="P2"><text:span text:style-name="T1">Two parter here. First off, SSH uses TCP port 22 (behold GOOGLE. Seriously. The original source Google stole it from was a post on juniper.net).</text:span></text:p>
      <text:p text:style-name="P2"><text:span text:style-name="T1">To allow incoming traffic from SSH:</text:span></text:p>
      <text:p text:style-name="P2"><text:span text:style-name="T1">sudo iptables -A INPUT -p tcp --dport 22 -j ACCEPT</text:span></text:p>
      <text:p text:style-name="P2"><text:span text:style-name="T1">Then allowing outgoing traffic is:</text:span></text:p>
      <text:p text:style-name="P2"><text:span text:style-name="T1">sudo iptables -A OUTPUT -p tcp --dport 22 -j ACCEPT</text:span></text:p>
      <text:p text:style-name="P2"><text:span text:style-name="T1">Now if we were going to block SSH the command is:</text:span></text:p>
      <text:p text:style-name="P2"><text:span text:style-name="T1">sudo iptables -I INPUT -p tcp --dport 22 -j DROP</text:span></text:p>
      <text:p text:style-name="P2"><text:span text:style-name="T1">DROP is, well, dropping all traffic while -I is inserting a new rule, but don't want to append as that would overwrite an existant rule.</text:span></text:p>
      <text:p text:style-name="P2"><text:span text:style-name="T1">4. Deal with email service (such as allow or block incoming SMTP, POP3, etc)</text:span></text:p>
      <text:p text:style-name="P2"><text:span text:style-name="T1">There are four STMP ports: 25, 587, 465, and 2525. So we're going to allow or block them with some simple commands.</text:span></text:p>
      <text:p text:style-name="P3"><text:span text:style-name="T1">To allow incoming traffic from SMTP :</text:span></text:p>
      <text:p text:style-name="P3"><text:span text:style-name="T1">sudo iptables -A INPUT -p tcp --dport 25 -j ACCEPT</text:span></text:p>
      <text:p text:style-name="P3"><text:span text:style-name="T1">sudo iptables -A INPUT -p tcp --dport 587 -j ACCEPT</text:span></text:p>
      <text:p text:style-name="P3"><text:span text:style-name="T1">sudo iptables -A INPUT -p tcp --dport 465 -j ACCEPT</text:span></text:p>
      <text:p text:style-name="P3"><text:span text:style-name="T1">sudo iptables -A INPUT -p tcp --dport 2525 -j ACCEPT</text:span></text:p>
      <text:p text:style-name="P3"><text:span text:style-name="T1"/></text:p>
      <text:p text:style-name="P3"><text:span text:style-name="T1">To block incoming traffic from SMTP :</text:span></text:p>
      <text:p text:style-name="P3"><text:span text:style-name="T1">sudo iptables -A INPUT -p tcp --dport 25 -j DROP</text:span></text:p>
      <text:p text:style-name="P3"><text:span text:style-name="T1">sudo iptables -A INPUT -p tcp --dport 587 -j DROP</text:span></text:p>
      <text:p text:style-name="P3"><text:span text:style-name="T1">sudo iptables -A INPUT -p tcp --dport 465 -j DROP</text:span></text:p>
      <text:p text:style-name="P3"><text:span text:style-name="T1">sudo iptables -A INPUT -p tcp --dport 2525 -j DROP</text:span></text:p>
      <text:p text:style-name="P4"><text:span text:style-name="T1"/></text:p>
      <text:p text:style-name="P4"><text:span text:style-name="T1">Meanwhile POP3 is tied to ports 143 and 993. So, we do what we've been doing.</text:span></text:p>
      <text:p text:style-name="P5"><text:span text:style-name="T1">To allow incoming traffic from POP3 :</text:span></text:p>
      <text:p text:style-name="P5"><text:span text:style-name="T1">sudo iptables -A INPUT -p tcp --dport 143 -j ACCEPT</text:span></text:p>
      <text:p text:style-name="P5"><text:span text:style-name="T1">sudo iptables -A INPUT -p tcp --dport 993 -j ACCEPT</text:span></text:p>
      <text:p text:style-name="P5"><text:span text:style-name="T1">To block incoming traffic from POP3 :</text:span></text:p>
      <text:p text:style-name="P5"><text:span text:style-name="T1">sudo iptables -A INPUT -p tcp --dport 143 -j DROP</text:span></text:p>
      <text:p text:style-name="P5"><text:span text:style-name="T1">sudo iptables -A INPUT -p tcp --dport 993 -j DROP</text:span></text:p>
      <text:p text:style-name="P6"><text:span text:style-name="T1"/></text:p>
      <text:p text:style-name="P6"><text:span text:style-name="T1">5. Script to allow/block specific hosts, MAC addresses, block telnet, block ping</text:span></text:p>
      <text:p text:style-name="P7"><text:span text:style-name="T1">Blocking a specific incoming host:</text:span></text:p>
      <text:p text:style-name="P7"><text:span text:style-name="T1">sudo iptables -A INPUT -s XXX.XXX.XXX DROP</text:span></text:p>
      <text:p text:style-name="P7"><text:span text:style-name="T1">Allow incoming connection from a specific host :</text:span></text:p>
      <text:p text:style-name="P7"><text:span text:style-name="T1">sudo iptables -A INPUT -s XXX.XXX.XXX ACCEPT</text:span></text:p>
      <text:p text:style-name="P8"><text:span text:style-name="T1"/></text:p>
      <text:p text:style-name="P9"><text:span text:style-name="T1">Block specific MAC addresses :</text:span></text:p>
      <text:p text:style-name="P10"><text:span text:style-name="T1">iptables -A INPUT -m mac --mac-source 00:0F:EA:91:04:08 -j DROP</text:span></text:p>
      <text:p text:style-name="P10"><text:span text:style-name="T1"/></text:p>
      <text:p text:style-name="P11"><text:span text:style-name="T1">-m mac and --mac-source allow us to use MAC addresses and specify the address</text:span></text:p>
      <text:p text:style-name="P11"><text:span text:style-name="T1">Allow specific MAC addresses :</text:span></text:p>
      <text:p text:style-name="P12"><text:span text:style-name="T1">iptables -A INPUT -m mac --mac-source 00:0F:EA:91:04:08 -j ACCEPT</text:span></text:p>
      <text:p text:style-name="P13"><text:span text:style-name="T1"/></text:p>
      <text:p text:style-name="P13"><text:span text:style-name="T1">Telnet uses port 23 (again, google. This one was from<text:s/></text:span><text:a xlink:href="http://www.giac.org"><text:span text:style-name="T2">www.giac.org</text:span></text:a><text:span text:style-name="T3">) </text:span></text:p>
      <text:p text:style-name="P13"><text:span text:style-name="T3">Allow incoming telnet: </text:span></text:p>
      <text:p text:style-name="P13"><text:span text:style-name="T3">sudo iptables -A INPUT -p tcp --dport 23 -j ACCEPT</text:span></text:p>
      <text:p text:style-name="P13"><text:span text:style-name="T3">Block incoming telnet:</text:span></text:p>
      <text:p text:style-name="P13"><text:span text:style-name="T3">sudo iptables -A INPUT -p tcp --dport 23 -j DROP</text:span></text:p>
      <text:p text:style-name="P13"><text:span text:style-name="T3"/></text:p>
      <text:p text:style-name="P13"><text:span text:style-name="T3">To disable ping request :</text:span></text:p>
      <text:p text:style-name="P13"><text:span text:style-name="T3">sudo iptables -A INPUT -p --icmp-type echo-request -j REJECT</text:span></text:p>
      <text:p text:style-name="P13"><text:span text:style-name="T3"/></text:p>
      <text:p text:style-name="P13"><text:span text:style-name="T3">Enable back ping request:</text:span></text:p>
      <text:p text:style-name="P13"><text:span text:style-name="T3">iptables -D INPUT -p icmp --icmp-type echo-request -j REJECT</text:span></text:p>
      <text:p text:style-name="P14"><text:span text:style-name="T3"/></text:p>
      <text:p text:style-name="P14"><text:span text:style-name="T3">-D will delete the current rule</text:span></text:p>
      <text:p text:style-name="P14"><text:span text:style-name="T3"/></text:p>
      <text:p text:style-name="P14"><text:span text:style-name="T3">6. Write a script to backup your Firewall/iptables</text:span></text:p>
      <text:p text:style-name="P14"><text:span text:style-name="T3">To save the rules:</text:span></text:p>
      <text:p text:style-name="P14"><text:span text:style-name="T3">sudo iptables-save &gt; foo.backup</text:span></text:p>
      <text:p text:style-name="P14"><text:span text:style-name="T3">To restore the rules from backup</text:span></text:p>
      <text:p text:style-name="P14"><text:span text:style-name="T3">sudo iptables-restore &lt; foo.backup</text:span></text:p>
      <text:p text:style-name="P14"><text:span text:style-name="T3">Simple!</text:span></text:p>
      <text:p text:style-name="P14"><text:span text:style-name="T3">Now we need to check if any of what we just did worked, and for that we need wireshark.<text:s text:c="2"/>Now since we're using a purely text-based system here, we need to take a few steps to get it set up.<text:s text:c="2"/>First off we need to add the stable official PPA.</text:span></text:p>
      <text:p text:style-name="P14"><text:span text:style-name="T3">sudo add-apt-repository ppa:wireshark-dev/stable</text:span></text:p>
      <text:p text:style-name="P14"><draw:frame text:anchor-type="as-char" svg:width="152.40mm" svg:height="99.91mm" style:rel-width="scale" style:rel-height="scale"><draw:object-ole xlink:href="OleObj3"/><draw:image xlink:href="ObjectReplacements/OleObj3"/></draw:frame><text:span text:style-name="T3"/></text:p>
      <text:p text:style-name="P14"><text:span text:style-name="T3">Next step: we update the repository.</text:span></text:p>
      <text:p text:style-name="P14"><text:span text:style-name="T3">sudo apt-get update</text:span></text:p>
      <text:p text:style-name="P14"><draw:frame text:anchor-type="as-char" svg:width="152.40mm" svg:height="38.31mm" style:rel-width="scale" style:rel-height="scale"><draw:object-ole xlink:href="OleObj4"/><draw:image xlink:href="ObjectReplacements/OleObj4"/></draw:frame><text:span text:style-name="T3"/></text:p>
      <text:p text:style-name="P14"><text:span text:style-name="T3">Step 3: Install wireshark 2.0</text:span></text:p>
      <text:p text:style-name="P14"><text:span text:style-name="T3">sudo apt-get install wireshark</text:span></text:p>
      <text:p text:style-name="P14"><draw:frame text:anchor-type="as-char" svg:width="152.40mm" svg:height="114.94mm" style:rel-width="scale" style:rel-height="scale"><draw:object-ole xlink:href="OleObj5"/><draw:image xlink:href="ObjectReplacements/OleObj5"/></draw:frame><text:span text:style-name="T3"/></text:p>
      <text:p text:style-name="P14"><text:span text:style-name="T3">Next step: set up tshark</text:span></text:p>
      <text:p text:style-name="P14"><text:span text:style-name="T3">sudo apt install tshark</text:span></text:p>
      <text:p text:style-name="P14"><draw:frame text:anchor-type="as-char" svg:width="152.40mm" svg:height="61.17mm" style:rel-width="scale" style:rel-height="scale"><draw:object-ole xlink:href="OleObj6"/><draw:image xlink:href="ObjectReplacements/OleObj6"/></draw:frame><text:span text:style-name="T3"/></text:p>
      <text:p text:style-name="P14"><text:span text:style-name="T3">tshark a command line utility for wireshark, but without the gui. Such as our old school command line setup here.</text:span></text:p>
      <text:p text:style-name="P14"><text:span text:style-name="T3">Moment of truth. Give it a few minutes, then hit CTRL-C to exit out of it. THat will bring up the display.</text:span></text:p>
      <text:p text:style-name="P14"><text:span text:style-name="T3">sudo tshark</text:span></text:p>
      <text:p text:style-name="P14"><draw:frame text:anchor-type="as-char" svg:width="152.40mm" svg:height="62.44mm" style:rel-width="scale" style:rel-height="scale"><draw:object-ole xlink:href="OleObj7"/><draw:image xlink:href="ObjectReplacements/OleObj7"/></draw:frame><text:span text:style-name="T3"/></text:p>
      <text:p text:style-name="P14"><text:span text:style-name="T3">How to prevent a DDOS attack using IPtables.</text:span></text:p>
      <text:p text:style-name="P14"><text:span text:style-name="T3">First off, lets block invalid packets.</text:span></text:p>
      <text:p text:style-name="P14"><text:span text:style-name="T3">iptables -t mangle -A PREROUTING -m conntrack --cstate INVALID -j DROP</text:span></text:p>
      <text:p text:style-name="P14"><text:span text:style-name="T3">Throttling the ICMP echo requests and connections per sources should strangle the usual DDOS method.</text:span></text:p>
      <text:p text:style-name="P15"><text:span text:style-name="T3">#!/bin/bash</text:span></text:p>
      <text:p text:style-name="P15"><text:span text:style-name="T3">/sbin/iptables -A INPUT -p icmp -m limit --limit 2/second --limit-burst 2 -j ACCEPT</text:span></text:p>
      <text:p text:style-name="P15"><text:span text:style-name="T3">/sbin/iptables -A INPUT -p tcp -m connlimit --connlimit-above 50 -j REJECT --reject-with tcp-reset</text:span><text:span text:style-name="T4"/></text:p>
      <text:p text:style-name="P16"><text:span text:style-name="T5"/></text:p>
      <text:p text:style-name="P16"><text:span text:style-name="T5">Unfortunately, my IPtable is a bit of a mess right now since I'd previously installed as part of an earlier lab updates and right now I can't sort through all the rules to see the ones I've implemented.<text:s text:c="2"/>But judging by Wireshark, it is running into stuff I had coded with my rules.</text:span></text:p>
      <text:p text:style-name="P16"><draw:frame text:anchor-type="as-char" svg:width="152.40mm" svg:height="29.42mm" style:rel-width="scale" style:rel-height="scale"><draw:object-ole xlink:href="OleObj8"/><draw:image xlink:href="ObjectReplacements/OleObj8"/></draw:frame><text:span text:style-name="T5"/></text:p>
      <text:p text:style-name="P16"><text:span text:style-name="T5"/></text:p>
      <text:p text:style-name="P16"><text:span text:style-name="T6"/></text:p>
      <text:p text:style-name="P16"><text:span text:style-name="T6">Sources:</text:span></text:p>
      <text:p text:style-name="P16"><text:span text:style-name="T6">DDoS Protection with IPtables: The Ultimate Guide,<text:s/></text:span><text:a xlink:href="https://javapipe/blog/iptables-ddos-protection/"><text:span text:style-name="T7">https://javapipe/blog/iptables-ddos-protection/</text:span></text:a><text:span text:style-name="T8"/></text:p>
      <text:p text:style-name="P16"><text:span text:style-name="T8">Forum thread on serverfault, "iptables rules to counter the most common DoS attacks? [closed]", July 24, 2012.<text:s/></text:span><text:a xlink:href="https://serverfault.com/questions/410604/iptables-rules-to-counter-the-most-common-dos-attacks"><text:span text:style-name="T9">https://serverfault.com/questions/410604/iptables-rules-to-counter-the-most-common-dos-attacks</text:span></text:a><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7"><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